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95.16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108.31pt"/>
    </style:style>
    <style:style style:name="co5" style:family="table-column">
      <style:table-column-properties fo:break-before="auto" style:column-width="220.2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6600"/>
    </style:style>
  </office:automatic-styles>
  <office:body>
    <office:spreadsheet>
      <table:calculation-settings table:automatic-find-labels="fals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Label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C13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GPIO_EXTI13</text:p>
          </table:table-cell>
          <table:table-cell table:style-name="ce1" office:value-type="string" calcext:value-type="string">
            <text:p>USER_Btn [B1]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C14/OSC32_IN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RCC_OSC32_IN</text:p>
          </table:table-cell>
          <table:table-cell table:style-name="ce1" office:value-type="string" calcext:value-type="string">
            <text:p>LSE IN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C15/OSC32_OUT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RCC_OSC32_OUT</text:p>
          </table:table-cell>
          <table:table-cell table:style-name="ce1" office:value-type="string" calcext:value-type="string">
            <text:p>LSE Out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F0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I2C2_SDA</text:p>
          </table:table-cell>
          <table:table-cell table:style-name="ce1" office:value-type="string" calcext:value-type="string">
            <text:p>SDA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PF1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I2C2_SCL</text:p>
          </table:table-cell>
          <table:table-cell table:style-name="ce1" office:value-type="string" calcext:value-type="string">
            <text:p>SCL</text:p>
          </table:table-cell>
          <table:table-cell table:style-name="ce1"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DC3_IN9</text:p>
          </table:table-cell>
          <table:table-cell office:value-type="string" calcext:value-type="string">
            <text:p>Analog 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DC3_IN14</text:p>
          </table:table-cell>
          <table:table-cell office:value-type="string" calcext:value-type="string">
            <text:p>Analog 7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DC3_IN15</text:p>
          </table:table-cell>
          <table:table-cell office:value-type="string" calcext:value-type="string">
            <text:p>Analog 8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F8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F9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DC3_IN8</text:p>
          </table:table-cell>
          <table:table-cell office:value-type="string" calcext:value-type="string">
            <text:p>Analog 9</text:p>
          </table:table-cell>
          <table:table-cell table:number-columns-repeated="101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PH0/OSC_IN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RCC_OSC_IN</text:p>
          </table:table-cell>
          <table:table-cell table:style-name="ce1" office:value-type="string" calcext:value-type="string">
            <text:p>HSE IN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PH1/OSC_OUT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RCC_OSC_OUT</text:p>
          </table:table-cell>
          <table:table-cell table:style-name="ce1" office:value-type="string" calcext:value-type="string">
            <text:p>HSE OUT (BYP)</text:p>
          </table:table-cell>
          <table:table-cell table:style-name="ce1"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Reset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DC1_IN10</text:p>
          </table:table-cell>
          <table:table-cell office:value-type="string" calcext:value-type="string">
            <text:p>Analog 3</text:p>
          </table:table-cell>
          <table:table-cell table:number-columns-repeated="101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PC1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ETH_MDC</text:p>
          </table:table-cell>
          <table:table-cell table:style-name="ce1" office:value-type="string" calcext:value-type="string">
            <text:p>RMII_MDC [LAN8742A-CZ-TR_MDC]</text:p>
          </table:table-cell>
          <table:table-cell table:style-name="ce1"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DC1_IN12</text:p>
          </table:table-cell>
          <table:table-cell office:value-type="string" calcext:value-type="string">
            <text:p>Analog 4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DC1_IN13</text:p>
          </table:table-cell>
          <table:table-cell office:value-type="string" calcext:value-type="string">
            <text:p>Analog 5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0/WKUP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2_CH1</text:p>
          </table:table-cell>
          <table:table-cell office:value-type="string" calcext:value-type="string">
            <text:p>PWM1</text:p>
          </table:table-cell>
          <table:table-cell table:number-columns-repeated="101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PA1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ETH_REF_CLK</text:p>
          </table:table-cell>
          <table:table-cell table:style-name="ce1" office:value-type="string" calcext:value-type="string">
            <text:p>RMII_REF_CLK [LAN8742A-CZ-TR_REFCLK0]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PA2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ETH_MDIO</text:p>
          </table:table-cell>
          <table:table-cell table:style-name="ce1" office:value-type="string" calcext:value-type="string">
            <text:p>RMII_MDIO [LAN8742A-CZ-TR_MDIO]</text:p>
          </table:table-cell>
          <table:table-cell table:style-name="ce1"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DC1_IN3</text:p>
          </table:table-cell>
          <table:table-cell office:value-type="string" calcext:value-type="string">
            <text:p>Analog 1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PA7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ETH_CRS_DV</text:p>
          </table:table-cell>
          <table:table-cell table:style-name="ce1" office:value-type="string" calcext:value-type="string">
            <text:p>RMII_CRS_DV [LAN8742A-CZ-TR_CRS_DV]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PC4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ETH_RXD0</text:p>
          </table:table-cell>
          <table:table-cell table:style-name="ce1" office:value-type="string" calcext:value-type="string">
            <text:p>RMII_RXD0 [LAN8742A-CZ-TR_RXD0]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PC5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ETH_RXD1</text:p>
          </table:table-cell>
          <table:table-cell table:style-name="ce1" office:value-type="string" calcext:value-type="string">
            <text:p>RMII_RXD1 [LAN8742A-CZ-TR_RXD1]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PB0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GPIO_Output</text:p>
          </table:table-cell>
          <table:table-cell table:style-name="ce1" office:value-type="string" calcext:value-type="string">
            <text:p>LD1 [Green]</text:p>
          </table:table-cell>
          <table:table-cell table:style-name="ce1"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DC1_IN9</text:p>
          </table:table-cell>
          <table:table-cell office:value-type="string" calcext:value-type="string">
            <text:p>Analog 2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GPIO9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GPIO10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GPIO11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Retro 1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1_CH2</text:p>
          </table:table-cell>
          <table:table-cell office:value-type="string" calcext:value-type="string">
            <text:p>Retro 2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1_CH3</text:p>
          </table:table-cell>
          <table:table-cell office:value-type="string" calcext:value-type="string">
            <text:p>Retro 3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GPIO8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PWM2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PWM3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CAP_1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PB13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ETH_TXD1</text:p>
          </table:table-cell>
          <table:table-cell table:style-name="ce1" office:value-type="string" calcext:value-type="string">
            <text:p>RMII_TXD1 [LAN8742A-CZ-TR_TXD1]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PB14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GPIO_Output</text:p>
          </table:table-cell>
          <table:table-cell table:style-name="ce1" office:value-type="string" calcext:value-type="string">
            <text:p>LD3 [Red]</text:p>
          </table:table-cell>
          <table:table-cell table:style-name="ce1"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PD8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USART3_TX</text:p>
          </table:table-cell>
          <table:table-cell table:style-name="ce1" office:value-type="string" calcext:value-type="string">
            <text:p>UART USB TX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PD9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USART3_RX</text:p>
          </table:table-cell>
          <table:table-cell table:style-name="ce1" office:value-type="string" calcext:value-type="string">
            <text:p>UART USB RX</text:p>
          </table:table-cell>
          <table:table-cell table:style-name="ce1"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GPIO_Input</text:p>
          </table:table-cell>
          <table:table-cell office:value-type="string" calcext:value-type="string">
            <text:p>Limit Switch 1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G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GPIO_Input</text:p>
          </table:table-cell>
          <table:table-cell office:value-type="string" calcext:value-type="string">
            <text:p>Limit Switch 2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USB_PowerSwitchOn [STMPS2151STR_EN]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GPIO_Input</text:p>
          </table:table-cell>
          <table:table-cell office:value-type="string" calcext:value-type="string">
            <text:p>USB_OverCurrent [STMPS2151STR_FAULT]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DDUSB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C8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SDMMC1_D0</text:p>
          </table:table-cell>
          <table:table-cell table:style-name="ce1" office:value-type="string" calcext:value-type="string">
            <text:p>SD Card D0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C9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SDMMC1_D1</text:p>
          </table:table-cell>
          <table:table-cell table:style-name="ce1" office:value-type="string" calcext:value-type="string">
            <text:p>SD Card D1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A8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USB_OTG_FS_SOF</text:p>
          </table:table-cell>
          <table:table-cell table:style-name="ce1" office:value-type="string" calcext:value-type="string">
            <text:p>USB_SOF [TP1]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PA9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USB_OTG_FS_VBUS</text:p>
          </table:table-cell>
          <table:table-cell table:style-name="ce1" office:value-type="string" calcext:value-type="string">
            <text:p>USB_VBUS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PA10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USB_OTG_FS_ID</text:p>
          </table:table-cell>
          <table:table-cell table:style-name="ce1" office:value-type="string" calcext:value-type="string">
            <text:p>USB_ID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PA11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USB_OTG_FS_DM</text:p>
          </table:table-cell>
          <table:table-cell table:style-name="ce1" office:value-type="string" calcext:value-type="string">
            <text:p>USB_DM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PA12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USB_OTG_FS_DP</text:p>
          </table:table-cell>
          <table:table-cell table:style-name="ce1" office:value-type="string" calcext:value-type="string">
            <text:p>USB_DP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PA13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SYS_JTMS-SWDIO</text:p>
          </table:table-cell>
          <table:table-cell table:style-name="ce1" office:value-type="string" calcext:value-type="string">
            <text:p>TMS</text:p>
          </table:table-cell>
          <table:table-cell table:style-name="ce1"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VCAP_2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PA14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SYS_JTCK-SWCLK</text:p>
          </table:table-cell>
          <table:table-cell table:style-name="ce1" office:value-type="string" calcext:value-type="string">
            <text:p>TCK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PA15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SYS_JTDI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PC10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SDMMC1_D2</text:p>
          </table:table-cell>
          <table:table-cell table:style-name="ce1" office:value-type="string" calcext:value-type="string">
            <text:p>SD Card D2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PC11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SDMMC1_D3</text:p>
          </table:table-cell>
          <table:table-cell table:style-name="ce1" office:value-type="string" calcext:value-type="string">
            <text:p>SD Card D3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PC12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SDMMC1_CK</text:p>
          </table:table-cell>
          <table:table-cell table:style-name="ce1" office:value-type="string" calcext:value-type="string">
            <text:p>SD Card CK</text:p>
          </table:table-cell>
          <table:table-cell table:style-name="ce1"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GPIO1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GPIO2</text:p>
          </table:table-cell>
          <table:table-cell table:number-columns-repeated="1019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PD2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SDMMC1_CMD</text:p>
          </table:table-cell>
          <table:table-cell table:style-name="ce1" office:value-type="string" calcext:value-type="string">
            <text:p>SD Card CMD</text:p>
          </table:table-cell>
          <table:table-cell table:style-name="ce1"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GPIO3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GPIO4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GPIO5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VDDSDMMC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GPIO6</text:p>
          </table:table-cell>
          <table:table-cell table:number-columns-repeated="101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GPIO7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PG11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ETH_TX_EN</text:p>
          </table:table-cell>
          <table:table-cell table:style-name="ce1" office:value-type="string" calcext:value-type="string">
            <text:p>RMII_TX_EN [LAN8742A-CZ-TR_TXEN]</text:p>
          </table:table-cell>
          <table:table-cell table:style-name="ce1"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PG13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ETH_TXD0</text:p>
          </table:table-cell>
          <table:table-cell table:style-name="ce1" office:value-type="string" calcext:value-type="string">
            <text:p>RMII_TXD0 [LAN8742A-CZ-TR_TXD0]</text:p>
          </table:table-cell>
          <table:table-cell table:style-name="ce1"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G14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PB3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SYS_JTDO-SWO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PB4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SYS_JTRST</text:p>
          </table:table-cell>
          <table:table-cell table:style-name="ce1"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PB7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GPIO_Output</text:p>
          </table:table-cell>
          <table:table-cell table:style-name="ce1" office:value-type="string" calcext:value-type="string">
            <text:p>LD2 [Blue]</text:p>
          </table:table-cell>
          <table:table-cell table:style-name="ce1"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Boot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DR_ON</text:p>
          </table:table-cell>
          <table:table-cell office:value-type="string" calcext:value-type="string">
            <text:p>Reset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20:11:17.0582936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2T00:37:31.267520052</dc:date>
    <meta:editing-duration>PT4H12M27S</meta:editing-duration>
    <meta:editing-cycles>2</meta:editing-cycles>
    <meta:generator>LibreOffice/5.1.6.2$Linux_X86_64 LibreOffice_project/10m0$Build-2</meta:generator>
    <meta:document-statistic meta:table-count="1" meta:cell-count="568" meta:object-count="0"/>
  </office:meta>
</office:document-meta>
</file>